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2E0000019E50DB05FF8A532F2B.png" manifest:media-type="image/png"/>
  <manifest:file-entry manifest:full-path="Pictures/100002010000078000000780EB9ED6822BEB8743.png" manifest:media-type="image/png"/>
  <manifest:file-entry manifest:full-path="Pictures/100002010000011C00000113ACAE83A4D0C55A1F.png" manifest:media-type="image/png"/>
  <manifest:file-entry manifest:full-path="Pictures/10000201000002A10000034950A683638F1390E7.png" manifest:media-type="image/png"/>
  <manifest:file-entry manifest:full-path="Pictures/1000020100000500000003FDA05BCED834814708.png" manifest:media-type="image/png"/>
  <manifest:file-entry manifest:full-path="Pictures/100002010000050000000280D7DE652BD4A58B0B.png" manifest:media-type="image/png"/>
  <manifest:file-entry manifest:full-path="Pictures/1000020100000200000002006FEC8BDA8687800B.png" manifest:media-type="image/png"/>
  <manifest:file-entry manifest:full-path="Pictures/1000020100000258000002584797D55BA15F5FDC.png" manifest:media-type="image/png"/>
  <manifest:file-entry manifest:full-path="Pictures/100002010000020000000200E9CF2C77DB14D19E.png" manifest:media-type="image/png"/>
  <manifest:file-entry manifest:full-path="Pictures/100002010000064000000640F19422D6A29ECD03.png" manifest:media-type="image/png"/>
  <manifest:file-entry manifest:full-path="Pictures/10000201000000C8000000C8548D2BD7C3C6CCC3.png" manifest:media-type="image/png"/>
  <manifest:file-entry manifest:full-path="Pictures/10000201000004B0000004B01B9BDB5A297073D8.png" manifest:media-type="image/png"/>
  <manifest:file-entry manifest:full-path="Pictures/100002010000020000000200031BED9A570B8FED.png" manifest:media-type="image/png"/>
  <manifest:file-entry manifest:full-path="Pictures/1000020100000400000004005E1EED9E99D129CE.png" manifest:media-type="image/png"/>
  <manifest:file-entry manifest:full-path="Pictures/10000201000001E0000001E04ABC77643E8539BF.png" manifest:media-type="image/png"/>
  <manifest:file-entry manifest:full-path="Pictures/10000201000000F0000000F0AACC4902CC99341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 style:font-pitch="fixed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Ultrafine_20_Dashed" svg:stroke-width="0.035cm" svg:stroke-color="#333333" draw:marker-start-width="0.252cm" draw:marker-end-width="0.252cm" draw:fill-color="#72bf44" draw:opacity="50%" draw:textarea-horizontal-align="justify" draw:textarea-vertical-align="middle" draw:auto-grow-height="false" fo:min-height="7.216cm" fo:min-width="8.466cm" fo:padding-top="0.142cm" fo:padding-bottom="0.142cm" fo:padding-left="0.267cm" fo:padding-right="0.267cm"/>
    </style:style>
    <style:style style:name="gr2" style:family="graphic" style:parent-style-name="standard">
      <style:graphic-properties draw:stroke="none" draw:fill="solid" draw:fill-color="#333333" draw:opacity="100%" draw:textarea-vertical-align="middle" fo:min-height="0.85cm"/>
    </style:style>
    <style:style style:name="gr3" style:family="graphic" style:parent-style-name="standard">
      <style:graphic-properties draw:stroke="none" draw:stroke-dash="Ultrafine_20_Dashed" svg:stroke-width="0.035cm" svg:stroke-color="#333333" draw:marker-start-width="0.252cm" draw:marker-end-width="0.252cm" draw:opacity="50%" draw:textarea-horizontal-align="justify" draw:textarea-vertical-align="middle" draw:auto-grow-height="false" fo:min-height="7.216cm" fo:min-width="6.455cm" fo:padding-top="0.142cm" fo:padding-bottom="0.142cm" fo:padding-left="0.267cm" fo:padding-right="0.267cm"/>
    </style:style>
    <style:style style:name="gr4" style:family="graphic" style:parent-style-name="standard">
      <style:graphic-properties draw:stroke="none" draw:stroke-dash="Ultrafine_20_Dashed" svg:stroke-width="0.035cm" svg:stroke-color="#333333" draw:marker-start-width="0.252cm" draw:marker-end-width="0.252cm" draw:fill="solid" draw:fill-color="#333333" draw:opacity="100%" draw:textarea-horizontal-align="justify" draw:textarea-vertical-align="middle" draw:auto-grow-height="false" fo:min-height="0.916cm" fo:min-width="6.467cm" fo:padding-top="0.142cm" fo:padding-bottom="0.142cm" fo:padding-left="0.267cm" fo:padding-right="0.267cm"/>
    </style:style>
    <style:style style:name="gr5" style:family="graphic" style:parent-style-name="Objet_20_sans_20_remplissage_20_et_20_sans_20_ligne">
      <style:graphic-properties draw:stroke="none" draw:fill="none" draw:textarea-vertical-align="bottom" draw:color-mode="standard" draw:luminance="0%" draw:contrast="0%" draw:gamma="100%" draw:red="0%" draw:green="0%" draw:blue="0%" fo:clip="rect(3.554cm, 2.295cm, 3.507cm, 3.812cm)" draw:image-opacity="100%" style:mirror="none"/>
    </style:style>
    <style:style style:name="gr6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stroke-dash="Ultrafine_20_Dashed" svg:stroke-width="0.035cm" svg:stroke-color="#333333" draw:marker-start-width="0.252cm" draw:marker-end-width="0.252cm" draw:fill-color="#8ccfb7" draw:opacity="50%" draw:textarea-horizontal-align="justify" draw:textarea-vertical-align="middle" draw:auto-grow-height="false" fo:min-height="7.216cm" fo:min-width="6.457cm" fo:padding-top="0.142cm" fo:padding-bottom="0.142cm" fo:padding-left="0.267cm" fo:padding-right="0.267cm"/>
    </style:style>
    <style:style style:name="gr8" style:family="graphic" style:parent-style-name="standard">
      <style:graphic-properties draw:stroke="none" draw:stroke-dash="Ultrafine_20_Dashed" svg:stroke-width="0.035cm" svg:stroke-color="#333333" draw:marker-start-width="0.252cm" draw:marker-end-width="0.252cm" draw:fill="solid" draw:fill-color="#333333" draw:opacity="100%" draw:textarea-horizontal-align="justify" draw:textarea-vertical-align="middle" draw:auto-grow-height="false" fo:min-height="0.846cm" fo:min-width="6.466cm" fo:padding-top="0.142cm" fo:padding-bottom="0.142cm" fo:padding-left="0.267cm" fo:padding-right="0.267cm"/>
    </style:style>
    <style:style style:name="gr9" style:family="graphic" style:parent-style-name="standard">
      <style:graphic-properties draw:stroke="none" draw:fill="solid" draw:fill-color="#ef413d" fo:min-height="0.498cm" draw:shadow="hidden"/>
    </style:style>
    <style:style style:name="gr10" style:family="graphic" style:parent-style-name="objectwithoutfill">
      <style:graphic-properties draw:stroke="dash" draw:stroke-dash="Ultrafine_20_2_20_Dots_20_3_20_Dashes" svg:stroke-width="0.053cm" draw:marker-start="Arrow_20_concave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1" style:family="graphic" style:parent-style-name="standard">
      <style:graphic-properties draw:stroke="none" draw:stroke-dash="Ultrafine_20_Dashed" svg:stroke-width="0.035cm" svg:stroke-color="#333333" draw:marker-start-width="0.252cm" draw:marker-end-width="0.252cm" draw:fill-color="#ffdaa2" draw:opacity="50%" draw:textarea-horizontal-align="justify" draw:textarea-vertical-align="middle" draw:auto-grow-height="false" fo:min-height="7.216cm" fo:min-width="8.466cm" fo:padding-top="0.142cm" fo:padding-bottom="0.142cm" fo:padding-left="0.267cm" fo:padding-right="0.267cm"/>
    </style:style>
    <style:style style:name="gr12" style:family="graphic" style:parent-style-name="standard">
      <style:graphic-properties draw:stroke="none" draw:fill="solid" draw:fill-color="#333333" draw:opacity="100%" draw:textarea-vertical-align="middle" draw:auto-grow-height="false" fo:min-height="0.714cm"/>
    </style:style>
    <style:style style:name="gr13" style:family="graphic" style:parent-style-name="objectwithoutfill">
      <style:graphic-properties draw:stroke="dash" draw:stroke-dash="Ultrafine_20_2_20_Dots_20_3_20_Dashes" svg:stroke-width="0.053cm" draw:marker-start-width="0.279cm" draw:marker-end="Arrow_20_concave" draw:marker-end-width="0.379cm" draw:fill="none" draw:textarea-vertical-align="middle" fo:padding-top="0.151cm" fo:padding-bottom="0.151cm" fo:padding-left="0.276cm" fo:padding-right="0.276cm"/>
    </style:style>
    <style:style style:name="gr1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4.877cm, 0cm, 4.901cm, 0cm)" draw:image-opacity="100%" style:mirror="none"/>
    </style:style>
    <style:style style:name="gr15" style:family="graphic" style:parent-style-name="objectwithoutfill">
      <style:graphic-properties draw:stroke="dash" draw:stroke-dash="Line_20_Style_20_9" svg:stroke-width="0.053cm" svg:stroke-color="#182f7c" draw:marker-start-width="0.279cm" draw:marker-end="Square_20_45" draw:marker-end-width="0.379cm" draw:fill="none" draw:textarea-vertical-align="middle" fo:padding-top="0.151cm" fo:padding-bottom="0.151cm" fo:padding-left="0.276cm" fo:padding-right="0.276cm"/>
    </style:style>
    <style:style style:name="gr16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63%" fo:clip="rect(0cm, 0cm, 0cm, 0cm)" draw:image-opacity="100%" style:mirror="none"/>
    </style:style>
    <style:style style:name="gr17" style:family="graphic" style:parent-style-name="objectwithoutfill">
      <style:graphic-properties draw:stroke="solid" draw:stroke-dash="Ultrafine_20_Dashed" svg:stroke-width="0.159cm" svg:stroke-color="#808080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18" style:family="graphic" style:parent-style-name="objectwithoutfill">
      <style:graphic-properties svg:stroke-width="0.159cm" svg:stroke-color="#808080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19" style:family="graphic" style:parent-style-name="Objet_20_sans_20_remplissage_20_et_20_sans_20_ligne">
      <style:graphic-properties draw:stroke="none" svg:stroke-color="#80808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objectwithoutfill">
      <style:graphic-properties svg:stroke-width="0.035cm" svg:stroke-color="#00a65d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1" style:family="graphic" style:parent-style-name="objectwithoutfill">
      <style:graphic-properties svg:stroke-width="0.035cm" svg:stroke-color="#ed1c24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2" style:family="graphic" style:parent-style-name="objectwithoutfill">
      <style:graphic-properties svg:stroke-width="0.035cm" svg:stroke-color="#21409a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7cm" fo:min-width="0.264cm"/>
    </style:style>
    <style:style style:name="gr24" style:family="graphic" style:parent-style-name="standard">
      <style:graphic-properties draw:stroke="none" svg:stroke-color="#ed1c24" draw:fill="none" draw:fill-color="#ffffff" draw:textarea-horizontal-align="left" draw:auto-grow-height="true" draw:auto-grow-width="true" fo:min-height="0.437cm" fo:min-width="0.26cm"/>
    </style:style>
    <style:style style:name="gr25" style:family="graphic" style:parent-style-name="standard">
      <style:graphic-properties draw:stroke="none" svg:stroke-color="#00a65d" draw:fill="none" draw:fill-color="#ffffff" draw:textarea-horizontal-align="left" draw:auto-grow-height="true" draw:auto-grow-width="false" fo:min-height="0.437cm" fo:min-width="0cm"/>
    </style:style>
    <style:style style:name="gr26" style:family="graphic" style:parent-style-name="standard">
      <style:graphic-properties draw:stroke="none" draw:stroke-dash="Ultrafine_20_Dashed" svg:stroke-width="0.035cm" svg:stroke-color="#333333" draw:marker-start-width="0.252cm" draw:marker-end-width="0.252cm" draw:fill-color="#808080" draw:opacity="50%" draw:textarea-horizontal-align="justify" draw:textarea-vertical-align="middle" draw:auto-grow-height="false" fo:min-height="7.216cm" fo:min-width="6.466cm" fo:padding-top="0.142cm" fo:padding-bottom="0.142cm" fo:padding-left="0.267cm" fo:padding-right="0.267cm"/>
    </style:style>
    <style:style style:name="gr27" style:family="graphic" style:parent-style-name="standard">
      <style:graphic-properties draw:stroke="none" draw:fill="solid" draw:fill-color="#666666" draw:opacity="100%" draw:textarea-vertical-align="middle" fo:min-height="0.95cm"/>
    </style:style>
    <style:style style:name="gr28" style:family="graphic" style:parent-style-name="standard">
      <style:graphic-properties draw:stroke="none" draw:fill="none" fo:min-height="0.497cm"/>
    </style:style>
    <style:style style:name="gr29" style:family="graphic" style:parent-style-name="standard">
      <style:graphic-properties draw:stroke="none" draw:fill="none" fo:min-height="0.694cm"/>
    </style:style>
    <style:style style:name="gr30" style:family="graphic" style:parent-style-name="standard">
      <style:graphic-properties draw:stroke="none" draw:fill="solid" draw:fill-color="#ef413d" fo:min-height="0.459cm" draw:shadow="hidden"/>
    </style:style>
    <style:style style:name="gr31" style:family="graphic" style:parent-style-name="standard">
      <style:graphic-properties draw:stroke="none" draw:fill="none" fo:min-height="0.394cm"/>
    </style:style>
    <style:style style:name="gr32" style:family="graphic" style:parent-style-name="objectwithoutfill">
      <style:graphic-properties draw:stroke="dash" draw:stroke-dash="Fine_20_Dashed" svg:stroke-width="0.053cm" svg:stroke-color="#00381f" draw:marker-start="Arrow_20_concave" draw:marker-start-width="0.279cm" draw:marker-end="Arrow_20_concave" draw:marker-end-width="0.279cm" draw:fill="none" draw:textarea-vertical-align="middle" fo:padding-top="0.151cm" fo:padding-bottom="0.151cm" fo:padding-left="0.276cm" fo:padding-right="0.276cm"/>
    </style:style>
    <style:style style:name="gr33" style:family="graphic" style:parent-style-name="objectwithoutfill">
      <style:graphic-properties draw:stroke="dash" draw:stroke-dash="Fine_20_Dashed" svg:stroke-width="0.053cm" svg:stroke-color="#00381f" draw:marker-start="Arrow" draw:marker-start-width="0.379cm" draw:marker-end="Arrow" draw:marker-end-width="0.379cm" draw:fill="none" draw:textarea-vertical-align="middle" fo:padding-top="0.151cm" fo:padding-bottom="0.151cm" fo:padding-left="0.276cm" fo:padding-right="0.276cm"/>
    </style:style>
    <style:style style:name="gr3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1.002cm, 3.393cm, 22.081cm, 3.385cm)" draw:image-opacity="100%" style:mirror="none"/>
    </style:style>
    <style:style style:name="gr35" style:family="graphic" style:parent-style-name="Objet_20_sans_20_remplissage_20_et_20_sans_20_ligne">
      <style:graphic-properties draw:stroke="none" draw:fill="solid" draw:fill-color="#dddddd" draw:textarea-vertical-align="middle" draw:color-mode="standard" draw:luminance="0%" draw:contrast="0%" draw:gamma="100%" draw:red="0%" draw:green="0%" draw:blue="0%" fo:clip="rect(2.054cm, 0.339cm, 12.626cm, 0.309cm)" draw:image-opacity="100%" style:mirror="none"/>
    </style:style>
    <style:style style:name="gr36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.265cm, 0cm, 2.007cm, 0cm)" draw:image-opacity="100%" style:mirror="none"/>
    </style:style>
    <style:style style:name="gr37" style:family="graphic" style:parent-style-name="standard">
      <style:graphic-properties draw:stroke="none" draw:fill-color="#303030" draw:textarea-horizontal-align="justify" draw:textarea-vertical-align="middle" draw:auto-grow-height="false" fo:min-height="0.034cm" fo:min-width="1.198cm"/>
    </style:style>
    <style:style style:name="gr38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4.104cm, 0cm)" draw:image-opacity="100%" style:mirror="none"/>
    </style:style>
    <style:style style:name="gr39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40" style:family="graphic" style:parent-style-name="standard">
      <style:graphic-properties svg:stroke-color="#666666" draw:fill="none" draw:textarea-horizontal-align="justify" draw:textarea-vertical-align="middle" draw:auto-grow-height="false" fo:min-height="2.75cm" fo:min-width="2.6cm"/>
    </style:style>
    <style:style style:name="gr41" style:family="graphic" style:parent-style-name="standard">
      <style:graphic-properties svg:stroke-color="#666666" draw:fill="none" draw:textarea-horizontal-align="justify" draw:textarea-vertical-align="middle" draw:auto-grow-height="false" fo:min-height="2.75cm" fo:min-width="0.8cm"/>
    </style:style>
    <style:style style:name="gr42" style:family="graphic" style:parent-style-name="standard">
      <style:graphic-properties svg:stroke-color="#666666" draw:fill="none" draw:textarea-horizontal-align="justify" draw:textarea-vertical-align="middle" draw:auto-grow-height="false" fo:min-height="2.75cm" fo:min-width="1.7cm"/>
    </style:style>
    <style:style style:name="gr43" style:family="graphic" style:parent-style-name="objectwithoutfill">
      <style:graphic-properties svg:stroke-width="0.053cm" svg:stroke-color="#ef413d" draw:marker-start="Circle" draw:marker-start-width="0.279cm" draw:marker-end="Circle" draw:marker-end-width="0.279cm" draw:fill="none" draw:textarea-vertical-align="middle" fo:padding-top="0.151cm" fo:padding-bottom="0.151cm" fo:padding-left="0.276cm" fo:padding-right="0.276cm"/>
    </style:style>
    <style:style style:name="gr44" style:family="graphic" style:parent-style-name="objectwithoutfill">
      <style:graphic-properties svg:stroke-width="0.053cm" svg:stroke-color="#ef413d" draw:marker-start-width="0.279cm" draw:marker-end="Circle" draw:marker-end-width="0.279cm" draw:fill="none" draw:textarea-vertical-align="middle" fo:padding-top="0.151cm" fo:padding-bottom="0.151cm" fo:padding-left="0.276cm" fo:padding-right="0.276cm"/>
    </style:style>
    <style:style style:name="gr45" style:family="graphic" style:parent-style-name="objectwithoutfill">
      <style:graphic-properties svg:stroke-width="0.053cm" svg:stroke-color="#21409a" draw:marker-start="Square_20_45" draw:marker-start-width="0.279cm" draw:marker-end="Square_20_45" draw:marker-end-width="0.279cm" draw:fill="none" draw:textarea-vertical-align="middle" fo:padding-top="0.151cm" fo:padding-bottom="0.151cm" fo:padding-left="0.276cm" fo:padding-right="0.276cm"/>
    </style:style>
    <style:style style:name="gr46" style:family="graphic" style:parent-style-name="objectwithoutfill">
      <style:graphic-properties svg:stroke-width="0.053cm" svg:stroke-color="#21409a" draw:marker-start-width="0.279cm" draw:marker-end="Square_20_45" draw:marker-end-width="0.279cm" draw:fill="none" draw:textarea-vertical-align="middle" fo:padding-top="0.151cm" fo:padding-bottom="0.151cm" fo:padding-left="0.276cm" fo:padding-right="0.276cm"/>
    </style:style>
    <style:style style:name="P1" style:family="paragraph">
      <loext:graphic-properties draw:fill-color="#72bf44" draw:opacity="50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333333" draw:opacity="100%"/>
      <style:paragraph-properties fo:text-align="center"/>
      <style:text-properties style:font-name="Ubuntu" fo:font-size="16pt" style:font-size-asian="16pt" style:font-size-complex="16pt"/>
    </style:style>
    <style:style style:name="P4" style:family="paragraph">
      <loext:graphic-properties draw:opacity="50%"/>
      <style:paragraph-properties fo:text-align="center"/>
    </style:style>
    <style:style style:name="P5" style:family="paragraph">
      <loext:graphic-properties draw:fill="solid" draw:fill-color="#333333" draw:opacity="100%"/>
      <style:paragraph-properties fo:text-align="center"/>
    </style:style>
    <style:style style:name="P6" style:family="paragraph">
      <loext:graphic-properties draw:fill="none"/>
      <style:paragraph-properties fo:text-align="center"/>
      <style:text-properties style:font-name="Ubuntu" fo:font-weight="bold" style:font-weight-asian="bold" style:font-weight-complex="bold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8ccfb7" draw:opacity="50%"/>
      <style:paragraph-properties fo:text-align="center"/>
    </style:style>
    <style:style style:name="P9" style:family="paragraph">
      <loext:graphic-properties draw:fill="solid" draw:fill-color="#ef413d"/>
      <style:paragraph-properties fo:text-align="center"/>
    </style:style>
    <style:style style:name="P10" style:family="paragraph">
      <loext:graphic-properties draw:fill-color="#ffdaa2" draw:opacity="50%"/>
      <style:paragraph-properties fo:text-align="center"/>
    </style:style>
    <style:style style:name="P11" style:family="paragraph">
      <loext:graphic-properties draw:fill="solid" draw:fill-color="#333333" draw:opacity="100%"/>
      <style:paragraph-properties fo:text-align="center"/>
      <style:text-properties style:font-name="Ubuntu" fo:font-size="16pt" fo:font-weight="bold" style:font-size-asian="16pt" style:font-weight-asian="bold" style:font-size-complex="16pt" style:font-weight-complex="bold"/>
    </style:style>
    <style:style style:name="P12" style:family="paragraph">
      <loext:graphic-properties draw:fill="none"/>
      <style:paragraph-properties fo:text-align="center"/>
      <style:text-properties fo:color="#00a65d"/>
    </style:style>
    <style:style style:name="P13" style:family="paragraph">
      <loext:graphic-properties draw:fill="none"/>
      <style:paragraph-properties fo:text-align="center"/>
      <style:text-properties fo:color="#ed1c24"/>
    </style:style>
    <style:style style:name="P14" style:family="paragraph">
      <loext:graphic-properties draw:fill="none" draw:fill-color="#ffffff"/>
      <style:text-properties fo:color="#21409a" style:font-name="Ubuntu" fo:font-size="11pt" fo:font-weight="bold" style:font-size-asian="11pt" style:font-size-complex="11pt"/>
    </style:style>
    <style:style style:name="P15" style:family="paragraph">
      <loext:graphic-properties draw:fill="none" draw:fill-color="#ffffff"/>
      <style:text-properties fo:color="#ed1c24" style:font-name="Ubuntu" fo:font-size="11pt" fo:font-weight="bold" style:font-size-asian="11pt" style:font-size-complex="11pt"/>
    </style:style>
    <style:style style:name="P16" style:family="paragraph">
      <loext:graphic-properties draw:fill="none" draw:fill-color="#ffffff"/>
      <style:text-properties fo:color="#00a65d" style:font-name="Ubuntu" fo:font-size="11pt" fo:font-weight="bold" style:font-size-asian="11pt" style:font-size-complex="11pt"/>
    </style:style>
    <style:style style:name="P17" style:family="paragraph">
      <loext:graphic-properties draw:fill-color="#808080" draw:opacity="50%"/>
      <style:paragraph-properties fo:text-align="center"/>
    </style:style>
    <style:style style:name="P18" style:family="paragraph">
      <loext:graphic-properties draw:fill="solid" draw:fill-color="#666666" draw:opacity="100%"/>
      <style:paragraph-properties fo:text-align="center"/>
      <style:text-properties style:font-name="Ubuntu" fo:font-size="16pt" style:font-size-asian="16pt" style:font-size-complex="16pt"/>
    </style:style>
    <style:style style:name="P19" style:family="paragraph">
      <loext:graphic-properties draw:fill="none"/>
      <style:paragraph-properties fo:text-align="end"/>
    </style:style>
    <style:style style:name="P20" style:family="paragraph">
      <loext:graphic-properties draw:fill="none"/>
    </style:style>
    <style:style style:name="P21" style:family="paragraph">
      <loext:graphic-properties draw:fill="solid" draw:fill-color="#dddddd"/>
      <style:paragraph-properties fo:text-align="center"/>
    </style:style>
    <style:style style:name="P22" style:family="paragraph">
      <loext:graphic-properties draw:fill-color="#303030"/>
      <style:paragraph-properties fo:text-align="center"/>
    </style:style>
    <style:style style:name="T1" style:family="text">
      <style:text-properties style:font-name="Ubuntu" fo:font-size="16pt" fo:font-weight="bold" style:font-size-asian="16pt" style:font-weight-asian="bold" style:font-size-complex="16pt" style:font-weight-complex="bold"/>
    </style:style>
    <style:style style:name="T2" style:family="text">
      <style:text-properties style:font-name="Ubuntu Mono" fo:font-size="14pt" fo:font-weight="normal" style:font-size-asian="14pt" style:font-weight-asian="normal" style:font-size-complex="14pt" style:font-weight-complex="normal"/>
    </style:style>
    <style:style style:name="T3" style:family="text">
      <style:text-properties fo:color="#21409a" style:font-name="Ubuntu" fo:font-size="11pt" fo:font-weight="bold" style:font-size-asian="11pt" style:font-size-complex="11pt"/>
    </style:style>
    <style:style style:name="T4" style:family="text">
      <style:text-properties fo:color="#ed1c24" style:font-name="Ubuntu" fo:font-size="11pt" fo:font-weight="bold" style:font-size-asian="11pt" style:font-size-complex="11pt"/>
    </style:style>
    <style:style style:name="T5" style:family="text">
      <style:text-properties fo:color="#00a65d" style:font-name="Ubuntu" fo:font-size="11pt" fo:font-weight="bold" style:font-size-asian="11pt" style:font-size-complex="11pt"/>
    </style:style>
    <style:style style:name="T6" style:family="text">
      <style:text-properties style:font-name="Ubuntu Mono" fo:font-size="14pt" fo:font-weight="bold" fo:background-color="transparent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ustom-shape draw:style-name="gr1" draw:text-style-name="P1" draw:layer="layout" svg:width="9cm" svg:height="7.5cm" svg:x="19.7cm" svg:y="9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text-style-name="P3" draw:layer="layout" svg:width="9cm" svg:height="1.1cm" svg:x="19.7cm" svg:y="15.9cm">
            <draw:text-box>
              <text:p text:style-name="P2"><text:span text:style-name="T1">Visualizer</text:span></text:p>
            </draw:text-box>
          </draw:frame>
        </draw:g>
        <draw:g>
          <draw:custom-shape draw:style-name="gr3" draw:text-style-name="P4" draw:layer="layout" svg:width="6.989cm" svg:height="7.5cm" svg:x="1cm" svg:y="9.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7.001cm" svg:height="1.2cm" svg:x="0.999cm" svg:y="15.8cm">
            <text:p text:style-name="P2"><text:span text:style-name="T1">SmartInterp</text:span><text:span text:style-name="T1">rete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5" draw:text-style-name="P6" draw:layer="layout" svg:width="3.799cm" svg:height="3.699cm" svg:x="2.7cm" svg:y="10.851cm">
          <draw:image xlink:href="Pictures/100002010000064000000640F19422D6A29ECD03.png" xlink:type="simple" xlink:show="embed" xlink:actuate="onLoad">
            <text:p/>
          </draw:image>
        </draw:frame>
        <draw:frame draw:style-name="gr6" draw:text-style-name="P7" draw:layer="layout" svg:width="1.164cm" svg:height="1.164cm" svg:x="19.922cm" svg:y="9.946cm">
          <draw:image xlink:href="Pictures/100002010000020000000200E9CF2C77DB14D19E.png" xlink:type="simple" xlink:show="embed" xlink:actuate="onLoad">
            <text:p/>
          </draw:image>
        </draw:frame>
        <draw:frame draw:style-name="gr6" draw:text-style-name="P7" draw:layer="layout" svg:width="1.191cm" svg:height="1.191cm" svg:x="19.909cm" svg:y="11.372cm">
          <draw:image xlink:href="Pictures/10000201000000C8000000C8548D2BD7C3C6CCC3.png" xlink:type="simple" xlink:show="embed" xlink:actuate="onLoad">
            <text:p/>
          </draw:image>
        </draw:frame>
        <draw:frame draw:style-name="gr6" draw:text-style-name="P7" draw:layer="layout" svg:width="1.176cm" svg:height="1.176cm" svg:x="19.916cm" svg:y="12.824cm">
          <draw:image xlink:href="Pictures/100002010000020000000200031BED9A570B8FED.png" xlink:type="simple" xlink:show="embed" xlink:actuate="onLoad">
            <text:p/>
          </draw:image>
        </draw:frame>
        <draw:frame draw:style-name="gr6" draw:text-style-name="P7" draw:layer="layout" svg:width="0.8cm" svg:height="0.8cm" svg:x="24.1cm" svg:y="9.6cm">
          <draw:image xlink:href="Pictures/1000020100000400000004005E1EED9E99D129CE.png" xlink:type="simple" xlink:show="embed" xlink:actuate="onLoad">
            <text:p/>
          </draw:image>
        </draw:frame>
        <draw:frame draw:style-name="gr6" draw:text-style-name="P7" draw:layer="layout" svg:width="0.7cm" svg:height="0.7cm" svg:x="25cm" svg:y="9.65cm">
          <draw:image xlink:href="Pictures/10000201000000F0000000F0AACC4902CC99341B.png" xlink:type="simple" xlink:show="embed" xlink:actuate="onLoad">
            <text:p/>
          </draw:image>
        </draw:frame>
        <draw:g>
          <draw:custom-shape draw:style-name="gr7" draw:text-style-name="P8" draw:layer="layout" svg:width="6.991cm" svg:height="7.5cm" svg:x="11.35cm" svg:y="9.5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5" draw:layer="layout" svg:width="7cm" svg:height="1.13cm" svg:x="11.35cm" svg:y="15.9cm">
            <text:p text:style-name="P2"><text:span text:style-name="T1">D</text:span><text:span text:style-name="T1">B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6" draw:text-style-name="P7" xml:id="id5" draw:id="id5" draw:layer="layout" svg:width="3.71cm" svg:height="3.71cm" svg:x="13.5cm" svg:y="10.8cm">
          <draw:image xlink:href="Pictures/1000020100000200000002006FEC8BDA8687800B.png" xlink:type="simple" xlink:show="embed" xlink:actuate="onLoad">
            <text:p/>
          </draw:image>
        </draw:frame>
        <draw:frame draw:style-name="gr6" draw:text-style-name="P7" draw:layer="layout" svg:width="1.191cm" svg:height="1.191cm" svg:x="12.25cm" svg:y="12.109cm">
          <draw:image xlink:href="Pictures/10000201000000C8000000C8548D2BD7C3C6CCC3.png" xlink:type="simple" xlink:show="embed" xlink:actuate="onLoad">
            <text:p/>
          </draw:image>
        </draw:frame>
        <draw:frame draw:style-name="gr6" draw:text-style-name="P7" draw:layer="layout" svg:width="1.164cm" svg:height="1.164cm" svg:x="12.256cm" svg:y="10.436cm">
          <draw:image xlink:href="Pictures/100002010000020000000200E9CF2C77DB14D19E.png" xlink:type="simple" xlink:show="embed" xlink:actuate="onLoad">
            <text:p/>
          </draw:image>
        </draw:frame>
        <draw:frame draw:style-name="gr6" draw:text-style-name="P7" draw:layer="layout" svg:width="1.176cm" svg:height="1.176cm" svg:x="12.274cm" svg:y="13.9cm">
          <draw:image xlink:href="Pictures/100002010000020000000200031BED9A570B8FED.png" xlink:type="simple" xlink:show="embed" xlink:actuate="onLoad">
            <text:p/>
          </draw:image>
        </draw:frame>
        <draw:frame draw:style-name="gr6" draw:text-style-name="P7" draw:layer="layout" svg:width="1.191cm" svg:height="1.191cm" svg:x="12.25cm" svg:y="12.11cm">
          <draw:image xlink:href="Pictures/10000201000000C8000000C8548D2BD7C3C6CCC3.png" xlink:type="simple" xlink:show="embed" xlink:actuate="onLoad">
            <text:p/>
          </draw:image>
        </draw:frame>
        <draw:frame draw:style-name="gr6" draw:text-style-name="P7" draw:layer="layout" svg:width="1.176cm" svg:height="1.176cm" svg:x="12.274cm" svg:y="13.901cm">
          <draw:image xlink:href="Pictures/100002010000020000000200031BED9A570B8FED.png" xlink:type="simple" xlink:show="embed" xlink:actuate="onLoad">
            <text:p/>
          </draw:image>
        </draw:frame>
        <draw:frame draw:style-name="gr9" draw:text-style-name="P9" draw:layer="layout" svg:width="3.999cm" svg:height="0.748cm" svg:x="7.601cm" svg:y="13.405cm">
          <draw:text-box>
            <text:p text:style-name="P2"><text:span text:style-name="T2">Quantify</text:span></text:p>
          </draw:text-box>
        </draw:frame>
        <draw:frame draw:style-name="gr9" draw:text-style-name="P9" draw:layer="layout" svg:width="3.999cm" svg:height="0.748cm" svg:x="7.602cm" svg:y="11.405cm">
          <draw:text-box>
            <text:p text:style-name="P2"><text:span text:style-name="T2">Reconstruct</text:span></text:p>
          </draw:text-box>
        </draw:frame>
        <draw:polyline draw:style-name="gr10" draw:text-style-name="P7" draw:layer="layout" svg:width="5.499cm" svg:height="1.499cm" draw:transform="rotate (-3.14159265358979) translate (12.2cm 12.5cm)" svg:viewBox="0 0 5500 1500" draw:points="0,0 5500,0 5500,1500 0,1500">
          <text:p/>
        </draw:polyline>
        <draw:polyline draw:style-name="gr10" draw:text-style-name="P7" draw:layer="layout" svg:width="5.499cm" svg:height="1.499cm" draw:transform="rotate (-3.14159265358979) translate (12.2cm 14.557cm)" svg:viewBox="0 0 5500 1500" draw:points="0,0 5500,0 5500,1500 0,1500">
          <text:p/>
        </draw:polyline>
        <draw:custom-shape draw:style-name="gr11" draw:text-style-name="P10" draw:layer="layout" svg:width="9cm" svg:height="7.5cm" svg:x="19.7cm" svg:y="1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11" draw:layer="layout" svg:width="9cm" svg:height="1.2cm" svg:x="19.7cm" svg:y="7.5cm">
          <draw:text-box>
            <text:p text:style-name="P2"><text:span text:style-name="T1">P</text:span><text:span text:style-name="T1">l</text:span><text:span text:style-name="T1">a</text:span><text:span text:style-name="T1">n</text:span><text:span text:style-name="T1">t</text:span><text:span text:style-name="T1">S</text:span><text:span text:style-name="T1">c</text:span><text:span text:style-name="T1">a</text:span><text:span text:style-name="T1">n</text:span><text:span text:style-name="T1">n</text:span><text:span text:style-name="T1">e</text:span><text:span text:style-name="T1">r</text:span></text:p>
          </draw:text-box>
        </draw:frame>
        <draw:frame draw:style-name="gr6" draw:text-style-name="P7" draw:layer="layout" svg:width="1.164cm" svg:height="1.164cm" svg:x="27.436cm" svg:y="6.2cm">
          <draw:image xlink:href="Pictures/100002010000020000000200E9CF2C77DB14D19E.png" xlink:type="simple" xlink:show="embed" xlink:actuate="onLoad">
            <text:p/>
          </draw:image>
        </draw:frame>
        <draw:connector draw:style-name="gr13" draw:text-style-name="P7" draw:layer="layout" draw:line-skew="-0.695cm" svg:x1="22.078cm" svg:y1="3.368cm" svg:x2="27.35cm" svg:y2="3.5cm" draw:start-shape="id1" draw:start-glue-point="0" draw:end-shape="id2" draw:end-glue-point="0" svg:d="M22078 3368v-1195h5272v1327" svg:viewBox="0 0 5273 1328">
          <text:p/>
        </draw:connector>
        <draw:frame draw:style-name="gr6" draw:text-style-name="P7" draw:layer="layout" svg:width="1.164cm" svg:height="1.164cm" svg:x="27.436cm" svg:y="1.7cm">
          <draw:image xlink:href="Pictures/100002010000020000000200E9CF2C77DB14D19E.png" xlink:type="simple" xlink:show="embed" xlink:actuate="onLoad">
            <text:p/>
          </draw:image>
        </draw:frame>
        <draw:frame draw:style-name="gr6" draw:text-style-name="P7" xml:id="id1" draw:id="id1" draw:layer="layout" svg:width="1.043cm" svg:height="0.832cm" svg:x="21.557cm" svg:y="3.368cm">
          <draw:image xlink:href="Pictures/1000020100000500000003FDA05BCED834814708.png" xlink:type="simple" xlink:show="embed" xlink:actuate="onLoad">
            <text:p/>
          </draw:image>
        </draw:frame>
        <draw:frame draw:style-name="gr14" draw:text-style-name="P7" xml:id="id4" draw:id="id4" draw:layer="layout" svg:width="1.3cm" svg:height="0.899cm" svg:x="24.2cm" svg:y="2.5cm">
          <draw:image xlink:href="Pictures/10000201000004B0000004B01B9BDB5A297073D8.png" xlink:type="simple" xlink:show="embed" xlink:actuate="onLoad">
            <text:p/>
          </draw:image>
        </draw:frame>
        <draw:frame draw:style-name="gr6" draw:text-style-name="P7" xml:id="id2" draw:id="id2" draw:layer="layout" svg:width="2.3cm" svg:height="2.3cm" svg:x="26.2cm" svg:y="3.5cm">
          <draw:image xlink:href="Pictures/1000020100000258000002584797D55BA15F5FDC.png" xlink:type="simple" xlink:show="embed" xlink:actuate="onLoad">
            <text:p/>
          </draw:image>
        </draw:frame>
        <draw:connector draw:style-name="gr15" draw:text-style-name="P7" draw:layer="layout" svg:x1="25.446cm" svg:y1="5.2cm" svg:x2="24.85cm" svg:y2="3.399cm" draw:start-shape="id3" draw:start-glue-point="3" draw:end-shape="id4" draw:end-glue-point="2" svg:d="M25446 5200h-596v-1801" svg:viewBox="0 0 597 1802">
          <text:p/>
        </draw:connector>
        <draw:frame draw:style-name="gr16" draw:text-style-name="P7" xml:id="id3" draw:id="id3" draw:layer="layout" svg:width="0.8cm" svg:height="0.8cm" svg:x="25.446cm" svg:y="4.8cm">
          <draw:image xlink:href="Pictures/10000201000001E0000001E04ABC77643E8539BF.png" xlink:type="simple" xlink:show="embed" xlink:actuate="onLoad">
            <text:p/>
          </draw:image>
        </draw:frame>
        <draw:line draw:style-name="gr17" draw:text-style-name="P7" draw:layer="layout" svg:x1="21.1cm" svg:y1="1.5cm" svg:x2="21.1cm" svg:y2="6.041cm">
          <text:p/>
        </draw:line>
        <draw:line draw:style-name="gr17" draw:text-style-name="P7" draw:layer="layout" svg:x1="24.1cm" svg:y1="1.5cm" svg:x2="24.1cm" svg:y2="6.041cm">
          <text:p/>
        </draw:line>
        <draw:line draw:style-name="gr17" draw:text-style-name="P7" draw:layer="layout" svg:x1="21.1cm" svg:y1="5.7cm" svg:x2="24.1cm" svg:y2="5.7cm">
          <text:p/>
        </draw:line>
        <draw:line draw:style-name="gr18" draw:text-style-name="P7" draw:layer="layout" svg:x1="20.1cm" svg:y1="6.7cm" svg:x2="21.1cm" svg:y2="5.7cm">
          <text:p/>
        </draw:line>
        <draw:line draw:style-name="gr18" draw:text-style-name="P7" draw:layer="layout" svg:x1="23.1cm" svg:y1="6.7cm" svg:x2="24.1cm" svg:y2="5.7cm">
          <text:p/>
        </draw:line>
        <draw:frame draw:style-name="gr19" draw:text-style-name="P7" draw:layer="layout" svg:width="3.821cm" svg:height="3.7cm" svg:x="20.4cm" svg:y="3.5cm">
          <draw:image xlink:href="Pictures/100002010000011C00000113ACAE83A4D0C55A1F.png" xlink:type="simple" xlink:show="embed" xlink:actuate="onLoad">
            <text:p/>
          </draw:image>
        </draw:frame>
        <draw:line draw:style-name="gr18" draw:text-style-name="P7" draw:layer="layout" svg:x1="20.1cm" svg:y1="6.7cm" svg:x2="23.1cm" svg:y2="6.7cm">
          <text:p/>
        </draw:line>
        <draw:line draw:style-name="gr20" draw:text-style-name="P12" draw:layer="layout" svg:x1="22.2cm" svg:y1="2.9cm" svg:x2="22.2cm" svg:y2="3.5cm">
          <text:p/>
        </draw:line>
        <draw:line draw:style-name="gr21" draw:text-style-name="P13" draw:layer="layout" svg:x1="21.7cm" svg:y1="3.4cm" svg:x2="22.7cm" svg:y2="2.4cm">
          <text:p/>
        </draw:line>
        <draw:line draw:style-name="gr22" draw:text-style-name="P7" draw:layer="layout" svg:x1="20.1cm" svg:y1="3.4cm" svg:x2="23.1cm" svg:y2="3.4cm">
          <text:p/>
        </draw:line>
        <draw:line draw:style-name="gr22" draw:text-style-name="P7" draw:layer="layout" svg:x1="21.1cm" svg:y1="2.4cm" svg:x2="24.1cm" svg:y2="2.4cm">
          <text:p/>
        </draw:line>
        <draw:line draw:style-name="gr18" draw:text-style-name="P7" draw:layer="layout" svg:x1="20.1cm" svg:y1="2.559cm" svg:x2="20.1cm" svg:y2="7.1cm">
          <text:p/>
        </draw:line>
        <draw:line draw:style-name="gr18" draw:text-style-name="P7" draw:layer="layout" svg:x1="23.1cm" svg:y1="2.559cm" svg:x2="23.1cm" svg:y2="7.1cm">
          <text:p/>
        </draw:line>
        <draw:g>
          <draw:line draw:style-name="gr17" draw:text-style-name="P7" draw:layer="layout" svg:x1="21.1cm" svg:y1="1.8cm" svg:x2="24.1cm" svg:y2="1.8cm">
            <text:p/>
          </draw:line>
          <draw:line draw:style-name="gr18" draw:text-style-name="P7" draw:layer="layout" svg:x1="20.1cm" svg:y1="2.8cm" svg:x2="21.1cm" svg:y2="1.8cm">
            <text:p/>
          </draw:line>
          <draw:line draw:style-name="gr18" draw:text-style-name="P7" draw:layer="layout" svg:x1="23.1cm" svg:y1="2.8cm" svg:x2="24.1cm" svg:y2="1.8cm">
            <text:p/>
          </draw:line>
          <draw:line draw:style-name="gr18" draw:text-style-name="P7" draw:layer="layout" svg:x1="20.1cm" svg:y1="2.8cm" svg:x2="23.1cm" svg:y2="2.8cm">
            <text:p/>
          </draw:line>
        </draw:g>
        <draw:frame draw:style-name="gr23" draw:text-style-name="P14" draw:layer="layout" svg:width="0.764cm" svg:height="0.687cm" svg:x="23.44cm" svg:y="2.3cm">
          <draw:text-box>
            <text:p><text:span text:style-name="T3">X</text:span></text:p>
          </draw:text-box>
        </draw:frame>
        <draw:frame draw:style-name="gr24" draw:text-style-name="P15" draw:layer="layout" svg:width="0.76cm" svg:height="0.687cm" svg:x="21.3cm" svg:y="2.817cm">
          <draw:text-box>
            <text:p><text:span text:style-name="T4">Y</text:span></text:p>
          </draw:text-box>
        </draw:frame>
        <draw:frame draw:style-name="gr25" draw:text-style-name="P16" draw:layer="layout" svg:width="0.739cm" svg:height="0.687cm" svg:x="22.1cm" svg:y="2.8cm">
          <draw:text-box>
            <text:p><text:span text:style-name="T5">Z</text:span></text:p>
          </draw:text-box>
        </draw:frame>
        <draw:connector draw:style-name="gr13" draw:text-style-name="P7" draw:layer="layout" draw:line-skew="0.772cm" svg:x1="27.35cm" svg:y1="5.8cm" svg:x2="15.355cm" svg:y2="10.8cm" draw:start-shape="id2" draw:start-glue-point="2" draw:end-shape="id5" draw:end-glue-point="0" svg:d="M27350 5800v3272h-11995v1728" svg:viewBox="0 0 11996 5001">
          <text:p/>
        </draw:connector>
        <draw:g>
          <draw:g>
            <draw:custom-shape draw:style-name="gr26" draw:text-style-name="P17" draw:layer="layout" svg:width="7cm" svg:height="7.5cm" svg:x="1cm" svg:y="1.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7" draw:text-style-name="P18" draw:layer="layout" svg:width="7cm" svg:height="1.2cm" svg:x="1cm" svg:y="7.5cm">
              <draw:text-box>
                <text:p text:style-name="P2"><text:span text:style-name="T1">Legend</text:span></text:p>
              </draw:text-box>
            </draw:frame>
          </draw:g>
          <draw:g>
            <draw:frame draw:style-name="gr6" draw:text-style-name="P19" draw:layer="layout" svg:width="0.984cm" svg:height="0.99cm" svg:x="1.846cm" svg:y="1.436cm">
              <draw:image xlink:href="Pictures/100002010000020000000200E9CF2C77DB14D19E.png" xlink:type="simple" xlink:show="embed" xlink:actuate="onLoad">
                <text:p/>
              </draw:image>
            </draw:frame>
            <draw:frame draw:style-name="gr28" draw:text-style-name="P20" draw:layer="layout" svg:width="3.426cm" svg:height="0.747cm" svg:x="2.7cm" svg:y="1.558cm">
              <draw:text-box>
                <text:p><text:span text:style-name="T6">Pictures</text:span></text:p>
              </draw:text-box>
            </draw:frame>
          </draw:g>
          <draw:g>
            <draw:frame draw:style-name="gr6" draw:text-style-name="P7" draw:layer="layout" svg:width="0.973cm" svg:height="0.991cm" svg:x="1.852cm" svg:y="2.532cm">
              <draw:image xlink:href="Pictures/10000201000000C8000000C8548D2BD7C3C6CCC3.png" xlink:type="simple" xlink:show="embed" xlink:actuate="onLoad">
                <text:p/>
              </draw:image>
            </draw:frame>
            <draw:frame draw:style-name="gr28" draw:text-style-name="P20" draw:layer="layout" svg:width="4.3cm" svg:height="0.747cm" svg:x="2.7cm" svg:y="2.654cm">
              <draw:text-box>
                <text:p><text:span text:style-name="T6">PointCloud/Mesh</text:span></text:p>
              </draw:text-box>
            </draw:frame>
          </draw:g>
          <draw:g>
            <draw:frame draw:style-name="gr6" draw:text-style-name="P7" draw:layer="layout" svg:width="0.984cm" svg:height="0.99cm" svg:x="1.846cm" svg:y="3.63cm">
              <draw:image xlink:href="Pictures/100002010000020000000200031BED9A570B8FED.png" xlink:type="simple" xlink:show="embed" xlink:actuate="onLoad">
                <text:p/>
              </draw:image>
            </draw:frame>
            <draw:frame draw:style-name="gr29" draw:text-style-name="P20" draw:layer="layout" svg:width="2.732cm" svg:height="0.944cm" svg:x="2.7cm" svg:y="3.719cm">
              <draw:text-box>
                <text:p><text:span text:style-name="T6">Traits</text:span></text:p>
              </draw:text-box>
            </draw:frame>
          </draw:g>
          <draw:g>
            <draw:frame draw:style-name="gr30" draw:text-style-name="P9" draw:layer="layout" svg:width="0.798cm" svg:height="0.709cm" svg:x="1.902cm" svg:y="4.891cm">
              <draw:text-box>
                <text:p/>
              </draw:text-box>
            </draw:frame>
            <draw:frame draw:style-name="gr31" draw:text-style-name="P20" draw:layer="layout" svg:width="2.732cm" svg:height="0.747cm" svg:x="2.7cm" svg:y="4.868cm">
              <draw:text-box>
                <text:p><text:span text:style-name="T6">Tasks</text:span></text:p>
              </draw:text-box>
            </draw:frame>
          </draw:g>
          <draw:g>
            <draw:frame draw:style-name="gr28" draw:text-style-name="P20" draw:layer="layout" svg:width="5.1cm" svg:height="0.747cm" svg:x="2.7cm" svg:y="5.819cm">
              <draw:text-box>
                <text:p><text:span text:style-name="T6">Data transfert</text:span></text:p>
              </draw:text-box>
            </draw:frame>
            <draw:line draw:style-name="gr13" draw:text-style-name="P7" draw:layer="layout" svg:x1="1.5cm" svg:y1="6.192cm" svg:x2="2.8cm" svg:y2="6.192cm">
              <text:p/>
            </draw:line>
          </draw:g>
          <draw:g>
            <draw:frame draw:style-name="gr28" draw:text-style-name="P20" draw:layer="layout" svg:width="5.1cm" svg:height="0.747cm" svg:x="2.687cm" svg:y="6.673cm">
              <draw:text-box>
                <text:p><text:span text:style-name="T6">Connexion</text:span></text:p>
              </draw:text-box>
            </draw:frame>
            <draw:line draw:style-name="gr32" draw:text-style-name="P7" draw:layer="layout" svg:x1="1.5cm" svg:y1="7.046cm" svg:x2="2.7cm" svg:y2="7.046cm">
              <text:p/>
            </draw:line>
          </draw:g>
        </draw:g>
        <draw:connector draw:style-name="gr33" draw:text-style-name="P7" draw:layer="layout" svg:x1="17.21cm" svg:y1="12.655cm" svg:x2="21.3cm" svg:y2="12.65cm" draw:start-shape="id5" draw:start-glue-point="1" draw:end-shape="id6" draw:end-glue-point="3" svg:d="M17210 12655h2045v-5h2045" svg:viewBox="0 0 4091 6">
          <text:p/>
        </draw:connector>
        <draw:g>
          <draw:custom-shape draw:style-name="gr11" draw:text-style-name="P10" draw:layer="layout" svg:width="9cm" svg:height="7.5cm" svg:x="9.35cm" svg:y="1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2" draw:text-style-name="P3" draw:layer="layout" svg:width="9cm" svg:height="1.2cm" svg:x="9.35cm" svg:y="7.5cm">
            <draw:text-box>
              <text:p text:style-name="P2"><text:span text:style-name="T1">VirtualScanner</text:span></text:p>
            </draw:text-box>
          </draw:frame>
        </draw:g>
        <draw:frame draw:style-name="gr34" draw:text-style-name="P7" draw:layer="layout" svg:width="7.2cm" svg:height="4.199cm" svg:x="9.65cm" svg:y="1.5cm">
          <draw:image xlink:href="Pictures/100002010000078000000780EB9ED6822BEB8743.png" xlink:type="simple" xlink:show="embed" xlink:actuate="onLoad">
            <text:p/>
          </draw:image>
        </draw:frame>
        <draw:frame draw:style-name="gr35" draw:text-style-name="P21" draw:layer="layout" svg:width="6.916cm" svg:height="3.579cm" svg:x="9.792cm" svg:y="1.689cm">
          <draw:image xlink:href="Pictures/10000201000002A10000034950A683638F1390E7.png" xlink:type="simple" xlink:show="embed" xlink:actuate="onLoad">
            <text:p/>
          </draw:image>
        </draw:frame>
        <draw:frame draw:style-name="gr36" draw:text-style-name="P7" xml:id="id7" draw:id="id7" draw:layer="layout" svg:width="3.501cm" svg:height="1.439cm" draw:transform="rotate (1.5707963267949) translate (16.85cm 5.94cm)">
          <draw:image xlink:href="Pictures/100002010000050000000280D7DE652BD4A58B0B.png" xlink:type="simple" xlink:show="embed" xlink:actuate="onLoad">
            <text:p/>
          </draw:image>
        </draw:frame>
        <draw:frame draw:style-name="gr6" draw:text-style-name="P7" draw:layer="layout" svg:width="1.164cm" svg:height="1.164cm" svg:x="16.086cm" svg:y="6.2cm">
          <draw:image xlink:href="Pictures/100002010000020000000200E9CF2C77DB14D19E.png" xlink:type="simple" xlink:show="embed" xlink:actuate="onLoad">
            <text:p/>
          </draw:image>
        </draw:frame>
        <draw:frame draw:style-name="gr6" draw:text-style-name="P7" draw:layer="layout" svg:width="1.191cm" svg:height="1.191cm" svg:x="14.859cm" svg:y="6.2cm">
          <draw:image xlink:href="Pictures/10000201000000C8000000C8548D2BD7C3C6CCC3.png" xlink:type="simple" xlink:show="embed" xlink:actuate="onLoad">
            <text:p/>
          </draw:image>
        </draw:frame>
        <draw:frame draw:style-name="gr6" draw:text-style-name="P7" draw:layer="layout" svg:width="1.176cm" svg:height="1.176cm" svg:x="13.55cm" svg:y="6.2cm">
          <draw:image xlink:href="Pictures/100002010000020000000200031BED9A570B8FED.png" xlink:type="simple" xlink:show="embed" xlink:actuate="onLoad">
            <text:p/>
          </draw:image>
        </draw:frame>
        <draw:custom-shape draw:style-name="gr37" draw:text-style-name="P22" draw:layer="layout" svg:width="2.4cm" svg:height="0.4cm" svg:x="12.05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6" draw:id="id6">
          <draw:frame draw:style-name="gr34" draw:text-style-name="P7" draw:layer="layout" svg:width="7.2cm" svg:height="4.199cm" svg:x="21.3cm" svg:y="10.4cm">
            <draw:image xlink:href="Pictures/100002010000078000000780EB9ED6822BEB8743.png" xlink:type="simple" xlink:show="embed" xlink:actuate="onLoad">
              <text:p/>
            </draw:image>
          </draw:frame>
          <draw:custom-shape draw:style-name="gr37" draw:text-style-name="P22" draw:layer="layout" svg:width="2.4cm" svg:height="0.4cm" svg:x="23.7cm" svg:y="14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13" draw:text-style-name="P7" draw:layer="layout" draw:line-skew="0.53cm" svg:x1="17.569cm" svg:y1="5.94cm" svg:x2="15.355cm" svg:y2="10.8cm" draw:start-shape="id7" draw:end-shape="id5" draw:end-glue-point="0" svg:d="M17569 5940v2960h-2214v1900" svg:viewBox="0 0 2215 4861">
          <text:p/>
        </draw:connector>
        <draw:frame draw:style-name="gr38" draw:text-style-name="P2" draw:layer="layout" svg:width="2.9cm" svg:height="3cm" svg:x="23cm" svg:y="10.8cm">
          <draw:image xlink:href="Pictures/100002010000012E0000019E50DB05FF8A532F2B.png" xlink:type="simple" xlink:show="embed" xlink:actuate="onLoad">
            <text:p/>
          </draw:image>
        </draw:frame>
        <draw:line draw:style-name="gr39" draw:text-style-name="P7" draw:layer="layout" svg:x1="21.8cm" svg:y1="11.1cm" svg:x2="21.8cm" svg:y2="12.788cm">
          <text:p/>
        </draw:line>
        <draw:line draw:style-name="gr39" draw:text-style-name="P7" draw:layer="layout" svg:x1="21.8cm" svg:y1="11.437cm" svg:x2="22.3cm" svg:y2="11.437cm">
          <text:p/>
        </draw:line>
        <draw:line draw:style-name="gr39" draw:text-style-name="P7" draw:layer="layout" svg:x1="21.8cm" svg:y1="11.775cm" svg:x2="22.3cm" svg:y2="11.775cm">
          <text:p/>
        </draw:line>
        <draw:line draw:style-name="gr39" draw:text-style-name="P7" draw:layer="layout" svg:x1="21.8cm" svg:y1="12.113cm" svg:x2="22.3cm" svg:y2="12.113cm">
          <text:p/>
        </draw:line>
        <draw:line draw:style-name="gr39" draw:text-style-name="P7" draw:layer="layout" svg:x1="21.8cm" svg:y1="12.45cm" svg:x2="22.3cm" svg:y2="12.45cm">
          <text:p/>
        </draw:line>
        <draw:line draw:style-name="gr39" draw:text-style-name="P7" draw:layer="layout" svg:x1="21.8cm" svg:y1="12.788cm" svg:x2="22.3cm" svg:y2="12.788cm">
          <text:p/>
        </draw:line>
        <draw:line draw:style-name="gr39" draw:text-style-name="P7" draw:layer="layout" svg:x1="22.1cm" svg:y1="12.788cm" svg:x2="22.1cm" svg:y2="13.801cm">
          <text:p/>
        </draw:line>
        <draw:line draw:style-name="gr39" draw:text-style-name="P7" draw:layer="layout" svg:x1="22.1cm" svg:y1="13.463cm" svg:x2="22.6cm" svg:y2="13.463cm">
          <text:p/>
        </draw:line>
        <draw:line draw:style-name="gr39" draw:text-style-name="P7" draw:layer="layout" svg:x1="22.1cm" svg:y1="13.125cm" svg:x2="22.6cm" svg:y2="13.125cm">
          <text:p/>
        </draw:line>
        <draw:line draw:style-name="gr39" draw:text-style-name="P7" draw:layer="layout" svg:x1="22.1cm" svg:y1="13.8cm" svg:x2="22.6cm" svg:y2="13.8cm">
          <text:p/>
        </draw:line>
        <draw:custom-shape draw:style-name="gr40" draw:text-style-name="P7" draw:layer="layout" svg:width="3.1cm" svg:height="3cm" svg:x="22.9cm" svg:y="10.9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7" draw:layer="layout" svg:width="1.3cm" svg:height="3cm" svg:x="21.6cm" svg:y="10.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2" draw:text-style-name="P7" draw:layer="layout" svg:width="2.2cm" svg:height="3cm" svg:x="26cm" svg:y="10.9cm">
          <text:p/>
          <draw:enhanced-geometry svg:viewBox="0 0 21600 21600" draw:mirror-horizontal="true" draw:type="rectangle" draw:enhanced-path="M 0 0 L 21600 0 21600 21600 0 21600 0 0 Z N"/>
        </draw:custom-shape>
        <draw:line draw:style-name="gr43" draw:text-style-name="P7" draw:layer="layout" svg:x1="26.6cm" svg:y1="11.4cm" svg:x2="27cm" svg:y2="12cm">
          <text:p/>
        </draw:line>
        <draw:line draw:style-name="gr44" draw:text-style-name="P7" draw:layer="layout" svg:x1="26.9cm" svg:y1="11.9cm" svg:x2="26.7cm" svg:y2="12.5cm">
          <text:p/>
        </draw:line>
        <draw:line draw:style-name="gr44" draw:text-style-name="P7" draw:layer="layout" svg:x1="26.9cm" svg:y1="13cm" svg:x2="26.6cm" svg:y2="13.6cm">
          <text:p/>
        </draw:line>
        <draw:line draw:style-name="gr44" draw:text-style-name="P7" draw:layer="layout" svg:x1="26.7cm" svg:y1="12.4cm" svg:x2="26.9cm" svg:y2="13.1cm">
          <text:p/>
        </draw:line>
        <draw:line draw:style-name="gr45" draw:text-style-name="P7" draw:layer="layout" svg:x1="27.593cm" svg:y1="11.396cm" svg:x2="27.7cm" svg:y2="12cm">
          <text:p/>
        </draw:line>
        <draw:line draw:style-name="gr46" draw:text-style-name="P7" draw:layer="layout" svg:x1="27.7cm" svg:y1="11.9cm" svg:x2="27.693cm" svg:y2="12.496cm">
          <text:p/>
        </draw:line>
        <draw:line draw:style-name="gr46" draw:text-style-name="P7" draw:layer="layout" svg:x1="27.5cm" svg:y1="13cm" svg:x2="27.593cm" svg:y2="13.596cm">
          <text:p/>
        </draw:line>
        <draw:line draw:style-name="gr46" draw:text-style-name="P7" draw:layer="layout" svg:x1="27.693cm" svg:y1="12.396cm" svg:x2="27.5cm" svg:y2="13.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 style:font-pitch="fixed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Circle_20_unfilled" draw:display-name="Circle unfilled" svg:viewBox="0 0 3000 3000" svg:d="M1500 3000c-276 0-511-63-750-201s-411-310-549-549-201-474-201-750 63-511 201-750 310-411 549-549 474-201 750-201 511 63 750 201 411 310 549 549 201 474 201 750-63 511-201 750-310 411-549 549-474 201-750 201zM1500 2800c-239 0-443-55-650-174s-356-269-476-476-174-411-174-650 55-443 174-650 269-356 476-476c207-119 411-174 650-174s443 55 650 174c207 120 356 269 476 476s174 411 174 650-55 443-174 650-269 356-476 476c-207 119-411 174-650 174z"/>
    <draw:marker draw:name="Square_20_45" draw:display-name="Square 45" svg:viewBox="0 0 1131 1131" svg:d="M0 564l564 567 567-567-567-564z"/>
    <draw:stroke-dash draw:name="Fine_20_Dashed" draw:display-name="Fine Dashed" draw:style="rect" draw:dots1="1" draw:dots1-length="197%" draw:distance="197%"/>
    <draw:stroke-dash draw:name="Line_20_Style_20_9" draw:display-name="Line Style 9" draw:style="rect" draw:dots1="1" draw:dots1-length="197%" draw:distance="120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nathan LEGRAND</meta:initial-creator>
    <meta:creation-date>2020-01-24T12:13:58.386202137</meta:creation-date>
    <dc:date>2020-09-15T12:51:48.472437020</dc:date>
    <meta:editing-duration>PT2H54M52S</meta:editing-duration>
    <meta:editing-cycles>23</meta:editing-cycles>
    <meta:generator>LibreOffice/6.0.7.3$Linux_X86_64 LibreOffice_project/00m0$Build-3</meta:generator>
    <dc:creator>Jonathan LEGRAND</dc:creator>
    <meta:document-statistic meta:object-count="116"/>
  </office:meta>
</office:document-meta>
</file>